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328cm"/>
      <style:paragraph-properties style:writing-mode="lr-tb"/>
    </style:style>
    <style:style style:name="pr4" style:family="presentation" style:parent-style-name="Blue_5f_Curve1-outline1">
      <style:graphic-properties fo:min-height="10.001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subtitle">
      <style:graphic-properties draw:fill-color="#ffffff" fo:min-height="6.159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r8" style:family="presentation" style:parent-style-name="Blue_5f_Curve1-title">
      <style:graphic-properties draw:auto-grow-height="true" fo:min-height="1.328cm"/>
      <style:paragraph-properties style:writing-mode="lr-tb"/>
    </style:style>
    <style:style style:name="pr9" style:family="presentation" style:parent-style-name="Blue_5f_Curve1-subtitle">
      <style:graphic-properties draw:fill-color="#ffffff" draw:auto-grow-height="true" fo:min-height="6.15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Getting the Most of Your ID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About Me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>Principal Consultant with Strategic Data Systems specializing in .NET web applications using C# and Typescript </text:p>
              </text:list-item>
              <text:list-item>
                <text:p>Life-long hobby programmer with experience in MBASIC, QBASIC, Commodore BASIC, VB4+, VB.NET, assembly (6502/6510, 8080, Z80, x86, and ARM), C, C++, C#, Pascal, and anything else that looks fun</text:p>
              </text:list-item>
              <text:list-item>
                <text:p>Rust enthusiast</text:p>
              </text:list-item>
              <text:list-item>
                <text:p>Novice collector of 70s and 80s computer equip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3T32" presentation:use-date-time-name="dtd1">
        <office:forms form:automatic-focus="false" form:apply-design-mode="false"/>
        <draw:frame presentation:style-name="pr6" draw:text-style-name="P2" draw:layer="layout" svg:width="26cm" svg:height="6.159cm" svg:x="1cm" svg:y="4.796cm" presentation:class="subtitle" presentation:user-transformed="true">
          <draw:text-box>
            <text:p>What’s an IDE?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4T3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>
          <draw:text-box>
            <text:p>Integrated Development Environment</text:p>
          </draw:text-box>
        </draw:frame>
        <draw:frame presentation:style-name="pr4" draw:text-style-name="P1" draw:layer="layout" svg:width="12.687cm" svg:height="10cm" svg:x="1cm" svg:y="3cm" presentation:class="outline">
          <draw:text-box>
            <text:list text:style-name="L2">
              <text:list-item>
                <text:p>Text Editor (Code Editor)</text:p>
              </text:list-item>
              <text:list-item>
                <text:p>Compiler</text:p>
              </text:list-item>
              <text:list-item>
                <text:p>Debugger</text:p>
              </text:list-item>
              <text:list-item>
                <text:p>Build Tools</text:p>
              </text:list-item>
              <text:list-item>
                <text:p>Static Analysis</text:p>
              </text:list-item>
              <text:list-item>
                <text:p>Testing</text:p>
              </text:list-item>
              <text:list-item>
                <text:p>Profiling</text:p>
              </text:list-item>
            </text:list>
          </draw:text-box>
        </draw:frame>
        <draw:frame presentation:style-name="pr4" draw:text-style-name="P1" draw:layer="layout" svg:width="12.687cm" svg:height="10cm" svg:x="14.322cm" svg:y="3cm" presentation:class="outline">
          <draw:text-box>
            <text:list text:style-name="L2">
              <text:list-item>
                <text:p>Templates</text:p>
              </text:list-item>
              <text:list-item>
                <text:p>Wizards</text:p>
              </text:list-item>
              <text:list-item>
                <text:p>Version Control</text:p>
              </text:list-item>
              <text:list-item>
                <text:p>DevOps</text:p>
              </text:list-item>
              <text:list-item>
                <text:p>Code Formatters</text:p>
              </text:list-item>
              <text:list-item>
                <text:p>Documentation</text:p>
              </text:list-item>
              <text:list-item>
                <text:p>Source Explor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3T32" presentation:use-date-time-name="dtd1">
        <office:forms form:automatic-focus="false" form:apply-design-mode="false"/>
        <draw:frame presentation:style-name="pr6" draw:text-style-name="P2" draw:layer="layout" svg:width="26cm" svg:height="6.159cm" svg:x="1cm" svg:y="4.796cm" presentation:class="subtitle" presentation:user-transformed="true">
          <draw:text-box>
            <text:p>Demo 1</text:p>
            <text:p>Working without an IDE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3T32" presentation:use-date-time-name="dtd1">
        <office:forms form:automatic-focus="false" form:apply-design-mode="false"/>
        <draw:frame presentation:style-name="pr9" draw:text-style-name="P2" draw:layer="layout" svg:width="26cm" svg:height="6.159cm" svg:x="1cm" svg:y="4.796cm" presentation:class="subtitle" presentation:user-transformed="true">
          <draw:text-box>
            <text:p>Code Editor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3T32" presentation:use-date-time-name="dtd1">
        <office:forms form:automatic-focus="false" form:apply-design-mode="false"/>
        <draw:frame presentation:style-name="pr6" draw:text-style-name="P3" draw:layer="layout" svg:width="26cm" svg:height="6.159cm" svg:x="1cm" svg:y="4.796cm" presentation:class="subtitle" presentation:user-transformed="true">
          <draw:text-box>
            <text:p>Learning Keyboard Proficiency</text:p>
            <text:p><text:span text:style-name="T1">(It’s OK to be a keyboard warrior.)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Basic Navigation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>Cycle open windows: Ctrl + Tab</text:p>
              </text:list-item>
              <text:list-item>
                <text:p>Close file: Ctrl + F4</text:p>
              </text:list-item>
              <text:list-item>
                <text:p>Close toolbar: Shift + Esc</text:p>
              </text:list-item>
              <text:list-item>
                <text:p>Show dock menu: Alt + - (minus)</text:p>
              </text:list-item>
              <text:list-item>
                <text:p>Show Solution Explorer: Ctrl + Alt + L</text:p>
              </text:list-item>
              <text:list-item>
                <text:p>Focus Editor: Esc</text:p>
              </text:list-item>
              <text:list-item>
                <text:p>That one thing but you forgot the shortcut: Ctrl + Q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4T3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>
          <draw:text-box>
            <text:p>Getting to the Right Place</text:p>
          </draw:text-box>
        </draw:frame>
        <draw:frame presentation:style-name="pr4" draw:text-style-name="P1" draw:layer="layout" svg:width="12.687cm" svg:height="10cm" svg:x="1cm" svg:y="3cm" presentation:class="outline">
          <draw:text-box>
            <text:list text:style-name="L2">
              <text:list-item>
                <text:p>File, Open: Ctrl + O</text:p>
              </text:list-item>
              <text:list-item>
                <text:p>Goto: Ctrl + T</text:p>
              </text:list-item>
              <text:list-item>
                <text:p>Search: Ctrl + Q</text:p>
              </text:list-item>
            </text:list>
          </draw:text-box>
        </draw:frame>
        <draw:frame presentation:style-name="pr4" draw:text-style-name="P1" draw:layer="layout" svg:width="12.687cm" svg:height="10cm" svg:x="14.322cm" svg:y="3cm" presentation:class="outline" presentation:user-transformed="true">
          <draw:text-box>
            <text:list text:style-name="L2">
              <text:list-item>
                <text:p>Go to Definition: F12</text:p>
              </text:list-item>
              <text:list-item>
                <text:p>Go to Implementation: <text:line-break/>Ctrl + F12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electing Text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1">Select word: Ctrl + W </text:p>
              </text:list-item>
              <text:list-item>
                <text:p text:style-name="P1">Add cursor next/prev line: Alt + Shift + Up/Down Arrow</text:p>
              </text:list-item>
              <text:list-item>
                <text:p text:style-name="P1">Add cursor next selection match: Alt + Shift + .</text:p>
              </text:list-item>
              <text:list-item>
                <text:p text:style-name="P1">Add cursor all matches: Alt + Shift + ;</text:p>
              </text:list-item>
              <text:list-item>
                <text:p text:style-name="P1">Expand selection: Alt + Shift + =</text:p>
              </text:list-item>
              <text:list-item>
                <text:p text:style-name="P1">Expand selection block: Alt + Shift + ]</text:p>
              </text:list-item>
              <text:list-item>
                <text:p text:style-name="P1">Cancel selection or clear cursors: Esc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3T32" presentation:use-date-time-name="dtd1">
        <office:forms form:automatic-focus="false" form:apply-design-mode="false"/>
        <draw:frame presentation:style-name="pr6" draw:text-style-name="P3" draw:layer="layout" svg:width="26cm" svg:height="6.159cm" svg:x="1cm" svg:y="4.796cm" presentation:class="subtitle" presentation:user-transformed="true">
          <draw:text-box>
            <text:p>Demo 2</text:p>
            <text:p>IDE Naviga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Creating New Files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Creating new files in Visual Studio is slow and clumsy no matter how you slice it.</text:p>
              </text:list-item>
              <text:list-item>
                <text:p text:style-name="P1">File, New: Ctrl + N</text:p>
              </text:list-item>
              <text:list-item>
                <text:p text:style-name="P1">Project, Add New Item/Class: Ctrl + Shift + A (may not be bound)</text:p>
              </text:list-item>
              <text:list-item>
                <text:p text:style-name="P1">PowerShell: New-Ite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3T32" presentation:use-date-time-name="dtd1">
        <office:forms form:automatic-focus="false" form:apply-design-mode="false"/>
        <draw:frame presentation:style-name="pr6" draw:text-style-name="P3" draw:layer="layout" svg:width="26cm" svg:height="6.159cm" svg:x="1cm" svg:y="4.796cm" presentation:class="subtitle" presentation:user-transformed="true">
          <draw:text-box>
            <text:p>Common Workflows and Refactoring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>Common Activities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Creating a new class or interface</text:p>
              </text:list-item>
              <text:list-item>
                <text:p>Adding fields and properties</text:p>
              </text:list-item>
              <text:list-item>
                <text:p>Adding readonly fields to constructors</text:p>
              </text:list-item>
              <text:list-item>
                <text:p>Surrounding code with a conditional check</text:p>
              </text:list-item>
              <text:list-item>
                <text:p>Surrounding code in a try-catch</text:p>
              </text:list-item>
              <text:list-item>
                <text:p>Pulling code out into a new method</text:p>
              </text:list-item>
              <text:list-item>
                <text:p>Adding methods or properties to an interfa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Creating a New Class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Start in existing file in project</text:p>
              </text:list-item>
              <text:list-item>
                <text:p>Create new class from class snippet</text:p>
              </text:list-item>
              <text:list-item>
                <text:p>Move class into own file: Ctrl + . and select to move</text:p>
              </text:list-item>
              <text:list-item>
                <text:p>Update namespace to desired location</text:p>
              </text:list-item>
              <text:list-item>
                <text:p>Move file into correct directory with Ctrl + . and Move to (location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3T32" presentation:use-date-time-name="dtd1">
        <office:forms form:automatic-focus="false" form:apply-design-mode="false"/>
        <draw:frame presentation:style-name="pr6" draw:text-style-name="P3" draw:layer="layout" svg:width="26cm" svg:height="6.159cm" svg:x="1cm" svg:y="4.796cm" presentation:class="subtitle" presentation:user-transformed="true">
          <draw:text-box>
            <text:p>Demo 3</text:p>
            <text:p>Creating New Fil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 presentation:user-transformed="true">
          <draw:text-box>
            <text:p>Create From Usage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Creating types, interfaces, methods, and properties while implementing the functionality that will use them is a frequent source of tabbing back and forth between definition and usage.</text:p>
              </text:list-item>
              <text:list-item>
                <text:p>Visual Studio has a built-in refactoring to create and modify types without having to tab away to those types, allowing you to remain focused on current implementatio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3T32" presentation:use-date-time-name="dtd1">
        <office:forms form:automatic-focus="false" form:apply-design-mode="false"/>
        <draw:frame presentation:style-name="pr6" draw:text-style-name="P3" draw:layer="layout" svg:width="26cm" svg:height="6.159cm" svg:x="1cm" svg:y="4.796cm" presentation:class="subtitle" presentation:user-transformed="true">
          <draw:text-box>
            <text:p>Demo 4</text:p>
            <text:p>Creating From Usag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Custom File Templates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>Custom file templates can be used to save time when creating files with extensive boilerplate.</text:p>
              </text:list-item>
              <text:list-item>
                <text:p>Create template the same as a normal file and replace select items with available template parameters. (<text:a xlink:href="https://learn.microsoft.com/en-us/visualstudio/ide/template-parameters?view=vs-2022" xlink:type="simple">parameters</text:a>) </text:p>
              </text:list-item>
              <text:list-item>
                <text:p>Follow Export Template wizard from Project menu.</text:p>
              </text:list-item>
              <text:list-item>
                <text:p>Restart Visual Studio and use your template through the New Item wizar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3T32" presentation:use-date-time-name="dtd1">
        <office:forms form:automatic-focus="false" form:apply-design-mode="false"/>
        <draw:frame presentation:style-name="pr6" draw:text-style-name="P3" draw:layer="layout" svg:width="26cm" svg:height="6.159cm" svg:x="1cm" svg:y="4.796cm" presentation:class="subtitle" presentation:user-transformed="true">
          <draw:text-box>
            <text:p>Demo 5</text:p>
            <text:p>Custom Templat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Custom Snippets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Similar to item templates, new snippets can be created an imported into Visual Studio</text:p>
              </text:list-item>
              <text:list-item>
                <text:p>Create a new XML document and paste in the template code from the walkthrough here: <text:a xlink:href="https://learn.microsoft.com/en-us/visualstudio/ide/walkthrough-creating-a-code-snippet?view=vs-2022" xlink:type="simple">Walkthrough</text:a></text:p>
              </text:list-item>
              <text:list-item>
                <text:p>Update template with title, shortcut, replacements, and required imports</text:p>
              </text:list-item>
              <text:list-item>
                <text:p>Save with .snippet extension</text:p>
              </text:list-item>
              <text:list-item>
                <text:p>Import via Tools &gt; Code Snippets Manag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1" presentation:presentation-page-layout-name="AL3T32" presentation:use-date-time-name="dtd1">
        <office:forms form:automatic-focus="false" form:apply-design-mode="false"/>
        <draw:frame presentation:style-name="pr6" draw:text-style-name="P3" draw:layer="layout" svg:width="26cm" svg:height="6.159cm" svg:x="1cm" svg:y="4.796cm" presentation:class="subtitle" presentation:user-transformed="true">
          <draw:text-box>
            <text:p>Demo 6</text:p>
            <text:p>Custom Snippe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1" presentation:presentation-page-layout-name="AL3T32" presentation:use-date-time-name="dtd1">
        <office:forms form:automatic-focus="false" form:apply-design-mode="false"/>
        <draw:frame presentation:style-name="pr6" draw:text-style-name="P3" draw:layer="layout" svg:width="26cm" svg:height="6.159cm" svg:x="1cm" svg:y="4.796cm" presentation:class="subtitle" presentation:user-transformed="true">
          <draw:text-box>
            <text:p>Extension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Code Formatting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An opinionated code formatter goes a long way towards reducing merge conflicts for non-functional changes</text:p>
              </text:list-item>
              <text:list-item>
                <text:p>Can improve readability through consistency</text:p>
              </text:list-item>
              <text:list-item>
                <text:p>Paid and free options:</text:p>
                <text:list>
                  <text:list-item>
                    <text:p>ReSharper</text:p>
                  </text:list-item>
                  <text:list-item>
                    <text:p>CodeMaid</text:p>
                  </text:list-item>
                  <text:list-item>
                    <text:p>StyleCopAnalyzer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Static Analyzers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>Software that runs at compile time that can help you:</text:p>
                <text:list>
                  <text:list-item>
                    <text:p>Find potential bugs</text:p>
                  </text:list-item>
                  <text:list-item>
                    <text:p>Detect code smells</text:p>
                  </text:list-item>
                  <text:list-item>
                    <text:p>Find inconsistent formatting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Blue_5f_Curve1" presentation:presentation-page-layout-name="AL3T32" presentation:use-date-time-name="dtd1">
        <office:forms form:automatic-focus="false" form:apply-design-mode="false"/>
        <draw:frame presentation:style-name="pr6" draw:text-style-name="P3" draw:layer="layout" svg:width="26cm" svg:height="6.159cm" svg:x="1cm" svg:y="4.796cm" presentation:class="subtitle" presentation:user-transformed="true">
          <draw:text-box>
            <text:p>Discuss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14T17:20:36.138000000</meta:creation-date>
    <meta:editing-duration>PT2H41M57S</meta:editing-duration>
    <meta:editing-cycles>7</meta:editing-cycles>
    <meta:generator>LibreOffice/7.1.4.2$Windows_X86_64 LibreOffice_project/a529a4fab45b75fefc5b6226684193eb000654f6</meta:generator>
    <dc:title>Blue Curve</dc:title>
    <dc:date>2023-05-21T17:09:05.508000000</dc:date>
    <meta:document-statistic meta:object-count="128"/>
  </office:meta>
</office:document-meta>
</file>